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operhewitt-bold" svg:font-family="cooperhewitt-bold"/>
    <style:font-face style:name="cooperhewitt-medium" svg:font-family="cooperhewitt-medium"/>
    <style:font-face style:name="cooperhewitt-semibold" svg:font-family="cooperhewitt-semibol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  <style:text-properties fo:color="#313131" style:font-name="Arial" fo:font-size="12pt" fo:font-weight="bold" style:font-size-asian="12pt" style:font-size-complex="12pt"/>
    </style:style>
    <style:style style:name="P5" style:family="paragraph" style:parent-style-name="Text_20_body" style:list-style-name="L4">
      <style:paragraph-properties fo:margin-top="0in" fo:margin-bottom="0in" loext:contextual-spacing="false" fo:text-align="start" style:justify-single-word="false" fo:padding="0in" fo:border="none"/>
      <style:text-properties fo:font-variant="normal" fo:text-transform="none" fo:color="#595959" style:font-name="Arial" fo:font-size="14pt" fo:letter-spacing="normal" fo:font-style="normal" fo:font-weight="normal" style:font-size-asian="14pt" style:font-size-complex="14pt"/>
    </style:style>
    <style:style style:name="P6" style:family="paragraph" style:parent-style-name="Text_20_body" style:list-style-name="L4">
      <style:paragraph-properties fo:margin-top="0in" fo:margin-bottom="0in" loext:contextual-spacing="false" fo:text-align="start" style:justify-single-word="false" fo:padding="0in" fo:border="none"/>
      <style:text-properties fo:font-variant="normal" fo:text-transform="none" fo:color="#595959" style:font-name="Arial" fo:font-size="14pt" fo:letter-spacing="normal" fo:font-style="normal" fo:font-weight="normal" officeooo:paragraph-rsid="002335f3" style:font-size-asian="14pt" style:font-size-complex="14pt"/>
    </style:style>
    <style:style style:name="P7" style:family="paragraph" style:parent-style-name="Text_20_body" style:list-style-name="L5">
      <style:paragraph-properties fo:margin-top="0in" fo:margin-bottom="0in" loext:contextual-spacing="false" fo:text-align="start" style:justify-single-word="false" fo:padding="0in" fo:border="none"/>
      <style:text-properties fo:font-variant="normal" fo:text-transform="none" fo:color="#595959" style:font-name="Arial" fo:font-size="14pt" fo:letter-spacing="normal" fo:font-style="normal" fo:font-weight="normal" style:font-size-asian="14pt" style:font-size-complex="14pt"/>
    </style:style>
    <style:style style:name="P8" style:family="paragraph" style:parent-style-name="Text_20_body" style:list-style-name="L5">
      <style:paragraph-properties fo:margin-top="0in" fo:margin-bottom="0in" loext:contextual-spacing="false" fo:text-align="start" style:justify-single-word="false" fo:padding="0in" fo:border="none"/>
      <style:text-properties fo:font-variant="normal" fo:text-transform="none" fo:color="#595959" style:font-name="Arial" fo:font-size="14pt" fo:letter-spacing="normal" fo:font-style="normal" fo:font-weight="normal" officeooo:paragraph-rsid="002688b6" style:font-size-asian="14pt" style:font-size-complex="14pt"/>
    </style:style>
    <style:style style:name="P9" style:family="paragraph" style:parent-style-name="Text_20_body" style:list-style-name="L5">
      <style:paragraph-properties fo:margin-top="0in" fo:margin-bottom="0in" loext:contextual-spacing="false" fo:text-align="start" style:justify-single-word="false" fo:padding="0in" fo:border="none"/>
      <style:text-properties fo:font-variant="normal" fo:text-transform="none" fo:color="#595959" style:font-name="Arial" fo:font-size="14pt" fo:letter-spacing="normal" fo:font-style="normal" fo:font-weight="normal" officeooo:paragraph-rsid="00248dee" style:font-size-asian="14pt" style:font-size-complex="14pt"/>
    </style:style>
    <style:style style:name="P10" style:family="paragraph" style:parent-style-name="Text_20_body" style:list-style-name="L6">
      <style:paragraph-properties fo:margin-top="0in" fo:margin-bottom="0in" loext:contextual-spacing="false" fo:line-height="150%" fo:text-align="start" style:justify-single-word="false" fo:padding="0in" fo:border="none"/>
      <style:text-properties fo:font-variant="normal" fo:text-transform="none" fo:color="#595959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paragraph-properties fo:margin-left="0in" fo:margin-right="0in" fo:margin-top="0in" fo:margin-bottom="0.1854in" loext:contextual-spacing="false" fo:text-align="start" style:justify-single-word="false" fo:text-indent="0in" style:auto-text-indent="false" fo:padding="0in" fo:border="none"/>
      <style:text-properties fo:font-variant="normal" fo:text-transform="none" fo:color="#313131" style:font-name="Arial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P12" style:family="paragraph" style:parent-style-name="Text_20_body" style:list-style-name="L3">
      <style:paragraph-properties fo:margin-left="0in" fo:margin-right="0in" fo:margin-top="0in" fo:margin-bottom="0.1854in" loext:contextual-spacing="false" fo:text-align="start" style:justify-single-word="false" fo:text-indent="0in" style:auto-text-indent="false" fo:break-before="page" fo:padding="0in" fo:border="non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13" style:family="paragraph" style:parent-style-name="Text_20_body" style:list-style-name="L1">
      <style:paragraph-properties fo:margin-left="0in" fo:margin-right="0.0984in" fo:margin-top="0in" fo:margin-bottom="0.1854in" loext:contextual-spacing="false" style:line-height-at-least="0.2965in" fo:text-align="start" style:justify-single-word="false" fo:text-indent="0in" style:auto-text-indent="false" fo:padding="0in" fo:border="none"/>
      <style:text-properties fo:text-transform="uppercase" fo:color="#717f8d" style:font-name="Arial" fo:font-size="14pt" fo:letter-spacing="normal" fo:font-style="normal" fo:font-weight="normal" style:font-size-asian="14pt" style:font-size-complex="14pt"/>
    </style:style>
    <style:style style:name="P14" style:family="paragraph" style:parent-style-name="Text_20_body" style:list-style-name="L2">
      <style:paragraph-properties fo:margin-left="0in" fo:margin-right="0.0984in" fo:margin-top="0in" fo:margin-bottom="0.1854in" loext:contextual-spacing="false" style:line-height-at-least="0.2965in" fo:text-align="start" style:justify-single-word="false" fo:text-indent="0in" style:auto-text-indent="false" fo:padding="0in" fo:border="none"/>
      <style:text-properties fo:text-transform="uppercase" fo:color="#717f8d" style:font-name="Arial" fo:font-size="14pt" fo:letter-spacing="normal" fo:font-style="normal" fo:font-weight="normal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313131" style:font-name="cooperhewitt-medium" fo:letter-spacing="normal" fo:font-style="normal" fo:font-weight="normal"/>
    </style:style>
    <style:style style:name="T3" style:family="text">
      <style:text-properties fo:font-variant="normal" fo:text-transform="none" fo:color="#313131" fo:letter-spacing="normal" fo:font-style="normal" fo:font-weight="normal"/>
    </style:style>
    <style:style style:name="T4" style:family="text">
      <style:text-properties officeooo:rsid="002688b6"/>
    </style:style>
    <style:style style:name="T5" style:family="text">
      <style:text-properties style:font-name="Arial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8pt" style:font-size-asian="8pt" style:font-size-complex="8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number text:level="2" text:style-name="Numbering_20_Symbols" style:num-suffix="." style:num-format="1">
        <style:list-level-properties text:space-before="0.490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201in" fo:text-indent="-0.25in" fo:margin-left="0.62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01in" fo:text-indent="-0.25in" fo:margin-left="0.870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01in" fo:text-indent="-0.25in" fo:margin-left="1.120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01in" fo:text-indent="-0.25in" fo:margin-left="1.370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01in" fo:text-indent="-0.25in" fo:margin-left="1.620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01in" fo:text-indent="-0.25in" fo:margin-left="1.870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01in" fo:text-indent="-0.25in" fo:margin-left="2.120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01in" fo:text-indent="-0.25in" fo:margin-left="2.370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01in" fo:text-indent="-0.25in" fo:margin-left="2.620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01in" fo:text-indent="-0.25in" fo:margin-left="2.8701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OULEAUX DE PRINTEMPS AUX CREVETTES GRILLÉES</text:h>
      <text:p text:style-name="P3"><text:a xlink:type="simple" xlink:href="https://foodlavie.com/recettes/rouleaux-de-printemps-aux-crevettes-grillees" text:style-name="Internet_20_link" text:visited-style-name="Visited_20_Internet_20_Link"><text:span text:style-name="T7">https://foodlavie.com/recettes/rouleaux-de-printemps-aux-crevettes-grillees</text:span></text:a></text:p>
      <text:p text:style-name="P1"/>
      <text:p text:style-name="P2"/>
      <text:list xml:id="list3902205020" text:style-name="L1">
        <text:list-header>
          <text:p text:style-name="P11">Ingrédients</text:p>
          <text:list>
            <text:list-item>
              <text:p text:style-name="P13">LA SAUCE AUX ARACHIDES</text:p>
            </text:list-item>
          </text:list>
        </text:list-header>
      </text:list>
      <text:list xml:id="list3421166068" text:style-name="L4">
        <text:list-item>
          <text:list>
            <text:list-item>
              <text:p text:style-name="P5">125 ml (1/2 tasse) de beurre d'arachides </text:p>
            </text:list-item>
            <text:list-item>
              <text:p text:style-name="P5">60 ml (1/4 tasse) de lait de coco </text:p>
            </text:list-item>
            <text:list-item>
              <text:p text:style-name="P5">30 ml (2 cuillère à soupe) de sauce hoisin </text:p>
            </text:list-item>
            <text:list-item>
              <text:p text:style-name="P6">15 ml (1 cuillère à soupe) de piments sambal oelek</text:p>
            </text:list-item>
            <text:list-item>
              <text:p text:style-name="P6">15 ml (1 cuillère à soupe) de jus de citron </text:p>
            </text:list-item>
            <text:list-item>
              <text:p text:style-name="P6">45 ml (3 cuillère à soupe) d'arachides salées, hachées</text:p>
            </text:list-item>
          </text:list>
        </text:list-item>
      </text:list>
      <text:p text:style-name="P2"/>
      <text:p text:style-name="P2"/>
      <text:list xml:id="list1171329820" text:style-name="L2">
        <text:list-item>
          <text:p text:style-name="P14">LES ROULEAUX</text:p>
        </text:list-item>
      </text:list>
      <text:list xml:id="list642153895" text:style-name="L5">
        <text:list-item>
          <text:list>
            <text:list-item>
              <text:p text:style-name="P7">1 paquet de nouilles de riz, fines</text:p>
            </text:list-item>
            <text:list-item>
              <text:p text:style-name="P8">15 ml (1 cuillère à soupe) de sauce poisson <text:span text:style-name="T4">(sauce nuoc-mam)</text:span></text:p>
            </text:list-item>
            <text:list-item>
              <text:p text:style-name="P9">45 ml (3 cuillère à soupe) de sauce soja </text:p>
            </text:list-item>
            <text:list-item>
              <text:p text:style-name="P9">45 ml (2 cuillère à soupe) de jus de citron </text:p>
            </text:list-item>
            <text:list-item>
              <text:p text:style-name="P9">15 ml (1 cuillère à soupe) de vinaigre de riz </text:p>
            </text:list-item>
            <text:list-item>
              <text:p text:style-name="P7">1 carotte, en juliennes</text:p>
            </text:list-item>
            <text:list-item>
              <text:p text:style-name="P7">1 concombre, en juliennes</text:p>
            </text:list-item>
            <text:list-item>
              <text:p text:style-name="P7">8 feuilles de laitue </text:p>
            </text:list-item>
            <text:list-item>
              <text:p text:style-name="P7">16 feuilles de menthe </text:p>
            </text:list-item>
            <text:list-item>
              <text:p text:style-name="P7">16 feuilles de coriandre </text:p>
            </text:list-item>
            <text:list-item>
              <text:p text:style-name="P7">8 feuilles de riz, carrées</text:p>
            </text:list-item>
            <text:list-item>
              <text:p text:style-name="P7">16 crevettes crues, tranchées sur la longueur</text:p>
            </text:list-item>
            <text:list-item>
              <text:p text:style-name="P7">30 ml (2 c. à soupe) d'huile de canola </text:p>
            </text:list-item>
            <text:list-item>
              <text:p text:style-name="P7">Sel et poivre (au goût)</text:p>
            </text:list-item>
          </text:list>
        </text:list-item>
      </text:list>
      <text:p text:style-name="P2"/>
      <text:list xml:id="list1954363568" text:style-name="L3">
        <text:list-item>
          <text:p text:style-name="P12"><text:span text:style-name="T3">Préparation</text:span></text:p>
        </text:list-item>
      </text:list>
      <text:list xml:id="list334347415" text:style-name="L6">
        <text:list-item>
          <text:p text:style-name="P10">Dans un bol, mélanger tous les ingrédients pour réaliser la sauce aux arachides. Réserver au frais</text:p>
        </text:list-item>
        <text:list-item>
          <text:p text:style-name="P10">Dans une poêle chaude avec un peu d'huile, faire cuire les crevettes 1 minute de chaque côté, assaisonner, puis laisser refroidir.</text:p>
        </text:list-item>
        <text:list-item>
          <text:p text:style-name="P10">Laisser tremper les vermicelles dans l'eau froide pendant 30 minutes. Puis égoutter.</text:p>
        </text:list-item>
        <text:list-item>
          <text:p text:style-name="P10">Dans une casserole, porter de l'eau à ébullition. Ajouter les vermicelles, et laisser cuire 30 secondes. Les égoutter, les refroidir sous l'eau froide, les égoutter de nouveau.</text:p>
        </text:list-item>
        <text:list-item>
          <text:p text:style-name="P10">Dans un bol, assaissonner les vermicelles de sauce nuoc-mâm, de sauce soya et de jus de lime. Réserver.</text:p>
        </text:list-item>
        <text:list-item>
          <text:p text:style-name="P10">Préparer un grand bol d'eau très chaude. Prendre une feuille de pâte de riz et la laisser tremper dans l'eau chaude environ 5 sec.</text:p>
        </text:list-item>
        <text:list-item>
          <text:p text:style-name="P10">Déposer la feuille ramollie sur la surface de travail, la garnir de carotte, concombre, laitue, menthe, coriandre et crevettes, puis la rouler. Répeter ceci pour chaque feuille.</text:p>
        </text:list-item>
        <text:list-item>
          <text:p text:style-name="P10">Déguster le tout accompagné d'une salade de mangu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operhewitt-bold" svg:font-family="cooperhewitt-bold"/>
    <style:font-face style:name="cooperhewitt-medium" svg:font-family="cooperhewitt-medium"/>
    <style:font-face style:name="cooperhewitt-semibold" svg:font-family="cooperhewitt-semibol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5:06:56.164124702</meta:creation-date>
    <dc:date>2019-03-11T15:55:01.363197641</dc:date>
    <meta:editing-duration>PT27M25S</meta:editing-duration>
    <meta:editing-cycles>12</meta:editing-cycles>
    <meta:generator>LibreOffice/6.0.1.1$MacOSX_X86_64 LibreOffice_project/60bfb1526849283ce2491346ed2aa51c465abfe6</meta:generator>
    <meta:document-statistic meta:table-count="0" meta:image-count="0" meta:object-count="0" meta:page-count="2" meta:paragraph-count="34" meta:word-count="346" meta:character-count="1929" meta:non-whitespace-character-count="1638"/>
  </office:meta>
</office:document-meta>
</file>